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5.2664583333333cm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9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//cac:AccountingCustomerParty/cac:Party/cac:PostalAddress/cac:Country/cbc:IdentificationCode = 'AT') and 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06</text:p>
          </table:table-cell>
          <table:table-cell office:value-type="string" table:style-name="ce9">
            <text:p>(cbc:AccountingCost)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cac:PaymentMeans/cac:PayeeFinancialAccount/cbc:ID) &gt;= 1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8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10:58:27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